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ylfaen" svg:font-family="Sylfaen" style:font-adornments="Normal"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Heading">
      <style:text-properties officeooo:paragraph-rsid="001ad770"/>
    </style:style>
    <style:style style:name="P2" style:family="paragraph" style:parent-style-name="Heading" style:master-page-name="First_20_Page">
      <style:paragraph-properties style:page-number="auto"/>
      <style:text-properties officeooo:paragraph-rsid="001ad770"/>
    </style:style>
    <style:style style:name="P3" style:family="paragraph" style:parent-style-name="Text_20_body">
      <style:text-properties officeooo:paragraph-rsid="001ad770"/>
    </style:style>
    <style:style style:name="P4" style:family="paragraph" style:parent-style-name="Text_20_body">
      <style:text-properties officeooo:paragraph-rsid="001c8e03"/>
    </style:style>
    <style:style style:name="P5" style:family="paragraph" style:parent-style-name="Text_20_body">
      <style:text-properties officeooo:paragraph-rsid="001d5c36"/>
    </style:style>
    <style:style style:name="P6" style:family="paragraph" style:parent-style-name="Text_20_body">
      <style:text-properties officeooo:paragraph-rsid="001f0560"/>
    </style:style>
    <style:style style:name="P7" style:family="paragraph" style:parent-style-name="Text_20_body">
      <style:text-properties officeooo:paragraph-rsid="001f2abb"/>
    </style:style>
    <style:style style:name="P8" style:family="paragraph" style:parent-style-name="Text_20_body">
      <style:text-properties officeooo:paragraph-rsid="0020671c"/>
    </style:style>
    <style:style style:name="P9" style:family="paragraph" style:parent-style-name="Text_20_body">
      <style:text-properties officeooo:paragraph-rsid="00211d49"/>
    </style:style>
    <style:style style:name="P10" style:family="paragraph" style:parent-style-name="Text_20_body">
      <style:text-properties officeooo:paragraph-rsid="00224c94"/>
    </style:style>
    <style:style style:name="P11" style:family="paragraph" style:parent-style-name="Text_20_body">
      <style:text-properties officeooo:paragraph-rsid="0024027d"/>
    </style:style>
    <style:style style:name="P12" style:family="paragraph" style:parent-style-name="Text_20_body">
      <style:text-properties officeooo:paragraph-rsid="00240dea"/>
    </style:style>
    <style:style style:name="P13" style:family="paragraph" style:parent-style-name="Text_20_body">
      <style:text-properties officeooo:paragraph-rsid="002547f6"/>
    </style:style>
    <style:style style:name="P14" style:family="paragraph" style:parent-style-name="Text_20_body">
      <style:text-properties officeooo:paragraph-rsid="0025cbd5"/>
    </style:style>
    <style:style style:name="P15" style:family="paragraph" style:parent-style-name="Heading_20_2">
      <style:text-properties officeooo:paragraph-rsid="001c8e03"/>
    </style:style>
    <style:style style:name="P16" style:family="paragraph" style:parent-style-name="Heading_20_2">
      <style:text-properties officeooo:paragraph-rsid="0020671c"/>
    </style:style>
    <style:style style:name="P17" style:family="paragraph" style:parent-style-name="Heading_20_2">
      <style:text-properties officeooo:paragraph-rsid="00224c94"/>
    </style:style>
    <style:style style:name="P18" style:family="paragraph" style:parent-style-name="Heading_20_2">
      <style:text-properties officeooo:paragraph-rsid="00240dea"/>
    </style:style>
    <style:style style:name="P19" style:family="paragraph" style:parent-style-name="Heading_20_2">
      <style:text-properties officeooo:paragraph-rsid="002547f6"/>
    </style:style>
    <style:style style:name="P20" style:family="paragraph" style:parent-style-name="Heading_20_1">
      <style:paragraph-properties fo:break-before="page"/>
      <style:text-properties officeooo:paragraph-rsid="001c8e03"/>
    </style:style>
    <style:style style:name="P21" style:family="paragraph" style:parent-style-name="Heading_20_1">
      <style:paragraph-properties fo:break-before="page"/>
      <style:text-properties officeooo:paragraph-rsid="0020671c"/>
    </style:style>
    <style:style style:name="P22" style:family="paragraph" style:parent-style-name="Heading_20_1">
      <style:paragraph-properties fo:break-before="page"/>
      <style:text-properties officeooo:paragraph-rsid="0025cbd5"/>
    </style:style>
    <style:style style:name="P23" style:family="paragraph" style:parent-style-name="Header">
      <style:text-properties officeooo:paragraph-rsid="001c0ae0"/>
    </style:style>
    <style:style style:name="P24" style:family="paragraph" style:parent-style-name="Contents_20_1">
      <style:paragraph-properties>
        <style:tab-stops>
          <style:tab-stop style:position="16.51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Contents_20_2">
      <style:paragraph-properties>
        <style:tab-stops>
          <style:tab-stop style:position="16.011cm" style:type="right" style:leader-style="dotted" style:leader-text="."/>
        </style:tab-stops>
      </style:paragraph-properties>
    </style:style>
    <style:style style:name="T1" style:family="text">
      <style:text-properties officeooo:rsid="001ad770"/>
    </style:style>
    <style:style style:name="T2" style:family="text">
      <style:text-properties officeooo:rsid="001c0ae0"/>
    </style:style>
    <style:style style:name="T3" style:family="text">
      <style:text-properties officeooo:rsid="001c8e03"/>
    </style:style>
    <style:style style:name="T4" style:family="text">
      <style:text-properties officeooo:rsid="001d5c36"/>
    </style:style>
    <style:style style:name="T5" style:family="text">
      <style:text-properties officeooo:rsid="001f0560"/>
    </style:style>
    <style:style style:name="T6" style:family="text">
      <style:text-properties officeooo:rsid="001f2abb"/>
    </style:style>
    <style:style style:name="T7" style:family="text">
      <style:text-properties officeooo:rsid="0020671c"/>
    </style:style>
    <style:style style:name="T8" style:family="text">
      <style:text-properties officeooo:rsid="00211d49"/>
    </style:style>
    <style:style style:name="T9" style:family="text">
      <style:text-properties officeooo:rsid="00224c94"/>
    </style:style>
    <style:style style:name="T10" style:family="text">
      <style:text-properties officeooo:rsid="0024027d"/>
    </style:style>
    <style:style style:name="T11" style:family="text">
      <style:text-properties officeooo:rsid="00240dea"/>
    </style:style>
    <style:style style:name="T12" style:family="text">
      <style:text-properties officeooo:rsid="002547f6"/>
    </style:style>
    <style:style style:name="T13" style:family="text">
      <style:text-properties officeooo:rsid="0025cbd5"/>
    </style:style>
    <style:style style:name="T14" style:family="text">
      <style:text-properties officeooo:rsid="00265969"/>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p>
      <text:p text:style-name="P1"><text:span text:style-name="T1"/></text:p>
      <text:p text:style-name="P1"><text:span text:style-name="T1"/></text:p>
      <text:p text:style-name="P1"><text:span text:style-name="T1"/></text:p>
      <text:p text:style-name="P1"><text:span text:style-name="T1">Devoir 2</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5">Table des matières</text:p>
          </text:index-title>
          <text:p text:style-name="P24"><text:a xlink:type="simple" xlink:href="#__RefHeading__109_613572826" text:style-name="Index_20_Link" text:visited-style-name="Index_20_Link">Introduction<text:tab/>3</text:a></text:p>
          <text:p text:style-name="P26"><text:a xlink:type="simple" xlink:href="#__RefHeading__128_613572826" text:style-name="Index_20_Link" text:visited-style-name="Index_20_Link">Sujet du devoir<text:tab/>3</text:a></text:p>
          <text:p text:style-name="P24"><text:a xlink:type="simple" xlink:href="#__RefHeading__130_613572826" text:style-name="Index_20_Link" text:visited-style-name="Index_20_Link">Explications<text:tab/>4</text:a></text:p>
          <text:p text:style-name="P26"><text:a xlink:type="simple" xlink:href="#__RefHeading__139_613572826" text:style-name="Index_20_Link" text:visited-style-name="Index_20_Link">Execut<text:tab/>4</text:a></text:p>
          <text:p text:style-name="P26"><text:a xlink:type="simple" xlink:href="#__RefHeading__136_613572826" text:style-name="Index_20_Link" text:visited-style-name="Index_20_Link">Correcteur<text:tab/>4</text:a></text:p>
          <text:p text:style-name="P26"><text:a xlink:type="simple" xlink:href="#__RefHeading__164_613572826" text:style-name="Index_20_Link" text:visited-style-name="Index_20_Link">Table<text:tab/>5</text:a></text:p>
          <text:p text:style-name="P26"><text:a xlink:type="simple" xlink:href="#__RefHeading__162_613572826" text:style-name="Index_20_Link" text:visited-style-name="Index_20_Link">TableMots<text:tab/>5</text:a></text:p>
          <text:p text:style-name="P26"><text:a xlink:type="simple" xlink:href="#__RefHeading__154_613572826" text:style-name="Index_20_Link" text:visited-style-name="Index_20_Link">TableTriGramme<text:tab/>5</text:a></text:p>
          <text:p text:style-name="P26"><text:a xlink:type="simple" xlink:href="#__RefHeading__156_613572826" text:style-name="Index_20_Link" text:visited-style-name="Index_20_Link">Mots<text:tab/>5</text:a></text:p>
          <text:p text:style-name="P26"><text:a xlink:type="simple" xlink:href="#__RefHeading__158_613572826" text:style-name="Index_20_Link" text:visited-style-name="Index_20_Link">TriGramme<text:tab/>5</text:a></text:p>
          <text:p text:style-name="P26"><text:a xlink:type="simple" xlink:href="#__RefHeading__270_613572826" text:style-name="Index_20_Link" text:visited-style-name="Index_20_Link">Liste<text:tab/>5</text:a></text:p>
          <text:p text:style-name="P26"><text:a xlink:type="simple" xlink:href="#__RefHeading__160_613572826" text:style-name="Index_20_Link" text:visited-style-name="Index_20_Link">ListeMots<text:tab/>5</text:a></text:p>
          <text:p text:style-name="P26"><text:a xlink:type="simple" xlink:href="#__RefHeading__379_613572826" text:style-name="Index_20_Link" text:visited-style-name="Index_20_Link">ListeTriGramme<text:tab/>6</text:a></text:p>
          <text:p text:style-name="P26"><text:a xlink:type="simple" xlink:href="#__RefHeading__220_613572826" text:style-name="Index_20_Link" text:visited-style-name="Index_20_Link">Jaccard<text:tab/>6</text:a></text:p>
          <text:p text:style-name="P26"><text:a xlink:type="simple" xlink:href="#__RefHeading__222_613572826" text:style-name="Index_20_Link" text:visited-style-name="Index_20_Link">Levenstein<text:tab/>6</text:a></text:p>
          <text:p text:style-name="P26"><text:a xlink:type="simple" xlink:href="#__RefHeading__224_613572826" text:style-name="Index_20_Link" text:visited-style-name="Index_20_Link">QuickSortListe<text:tab/>6</text:a></text:p>
          <text:p text:style-name="P24"><text:a xlink:type="simple" xlink:href="#__RefHeading__381_613572826" text:style-name="Index_20_Link" text:visited-style-name="Index_20_Link">Résultats<text:tab/>7</text:a></text:p>
        </text:index-body>
      </text:table-of-content>
      <text:p text:style-name="P3"><text:span text:style-name="T1"/></text:p>
      <text:h text:style-name="P20" text:outline-level="1"><text:bookmark-start text:name="__RefHeading__109_613572826"/><text:span text:style-name="T3">Introduction</text:span><text:bookmark-end text:name="__RefHeading__109_613572826"/></text:h>
      <text:h text:style-name="P15" text:outline-level="2"><text:bookmark-start text:name="__RefHeading__128_613572826"/><text:span text:style-name="T3">Sujet du devoir</text:span><text:bookmark-end text:name="__RefHeading__128_613572826"/></text:h>
      <text:p text:style-name="P4"><text:span text:style-name="T3">Le sujet avait pour but la réalisation d'un correcteur orthographique, permettant savoir si un mot donné faisait partie du dictionnaire français. Si ce mot n'appartient pas au dictionnaire notre correcteur </text:span><text:span text:style-name="T5">doit</text:span><text:span text:style-name="T3"> trouver une correction appropriée dans le dictionnaire.</text:span></text:p>
      <text:p text:style-name="P4"><text:span text:style-name="T3">Ce correcteur orthographique est divisé en plusieurs étapes. </text:span></text:p>
      <text:p text:style-name="P4"><text:span text:style-name="T3">Premièrement il </text:span><text:span text:style-name="T5">construit</text:span><text:span text:style-name="T3"> </text:span><text:span text:style-name="T5">un</text:span><text:span text:style-name="T3"> dictionnaire à partir d'un fichier texte.</text:span></text:p>
      <text:p text:style-name="P4"><text:span text:style-name="T3">Chaque mot présent sur ce fichie</text:span><text:span text:style-name="T5">r</text:span><text:span text:style-name="T3"> </text:span><text:span text:style-name="T5">est</text:span><text:span text:style-name="T3"> ajouté dans une table de hash-code, celle-ci nous </text:span><text:span text:style-name="T5">permet</text:span><text:span text:style-name="T3"> un accès direct sur un élément en ayant au préalable fait un calcul pour déterminer l'emplacement du mot.</text:span></text:p>
      <text:p text:style-name="P5"><text:span text:style-name="T4">Certains mot </text:span><text:span text:style-name="T5">pouvant</text:span><text:span text:style-name="T4"> se trouver dans un même emplacement sur la table, le éléments dont l'emplacement est le même </text:span><text:span text:style-name="T5">sont</text:span><text:span text:style-name="T4"> stockés dans un liste chaînée, pour ne pas perdre les éléments.</text:span></text:p>
      <text:p text:style-name="P5"><text:span text:style-name="T4"/></text:p>
      <text:p text:style-name="P6"><text:span text:style-name="T5">Ensuite nous parcourons le dictionnaire et pour chaque mot, nous le découpons en tri-grammes, un tri-gramme étant un sous-mot de trois caractères. Chaque tri-gramme pointe vers une liste des mots contenant ce tri-gramme.</text:span></text:p>
      <text:p text:style-name="P6"><text:span text:style-name="T5">Puis </text:span><text:span text:style-name="T6">nous récupérons le fichier contenant les mots à corriger. Et pour chacun d'entre eux, on corrige ce mot.</text:span></text:p>
      <text:p text:style-name="P7"><text:span text:style-name="T6">La correction d'un mot se fait par plusieurs étapes :</text:span></text:p>
      <text:p text:style-name="P7"><text:span text:style-name="T6">Il nous faut découper le mot en tri-grammes. Pour chacun de ces tri-gramme, on recherche les mots du dictionnaire contenant ce tri-gramme. A chaque fois qu'un mot du dictionnaire apparaît pour un tri-gramme du mot a corriger on incrémente une valeur. Lorsque cette valeur est suffisamment grande, on peut considérer que le mot est potentiellement une correction. </text:span><text:span text:style-name="T7">Un mot qui est potentiellement une correction est comparé avec le mot erroné en utilisant le coefficient de Jaccard. Si le résultat obtenu est suffisamment grand, on calcule la distance de Levenstein entre les deux mots. </text:span></text:p>
      <text:p text:style-name="P8"><text:span text:style-name="T7">À la fin, on conserve les meilleurs candidats, c'est à dire les mots ayant une distance de Levenstein la plus faible.</text:span></text:p>
      <text:h text:style-name="P21" text:outline-level="1"><text:bookmark-start text:name="__RefHeading__130_613572826"/><text:span text:style-name="T7">Explications</text:span><text:bookmark-end text:name="__RefHeading__130_613572826"/></text:h>
      <text:h text:style-name="P16" text:outline-level="2"><text:bookmark-start text:name="__RefHeading__139_613572826"/><text:span text:style-name="T7">Execut</text:span><text:bookmark-end text:name="__RefHeading__139_613572826"/></text:h>
      <text:p text:style-name="P8"><text:span text:style-name="T7">C'est notre classe principale, c'est celle contenant le main de notre programme, son seul but est de démarrer le programme par la fonction CoorigerUnText de la classe </text:span><text:span text:style-name="T7"><text:bookmark-ref text:reference-format="text" text:ref-name="__RefHeading__136_613572826">Correcteur</text:bookmark-ref></text:span><text:span text:style-name="T7">. </text:span></text:p>
      <text:h text:style-name="P16" text:outline-level="2"><text:bookmark-start text:name="__RefHeading__136_613572826"/><text:span text:style-name="T7">Correcteur</text:span><text:bookmark-end text:name="__RefHeading__136_613572826"/></text:h>
      <text:p text:style-name="P9"><text:span text:style-name="T8">C'est notre classe contenant la partie utile pour la correction du fichier des mots erronés avec la fonction CoorigerText. Cette classe contient aussi les fonctions contruireTables et corrigerUnMot qui servent respectivement à créer les tables de hashing-code des tri-grammes et des mots du dictionnaire et à la création de la liste des candidats pour un mot à corriger.</text:span></text:p>
      <text:p text:style-name="P9"><text:span text:style-name="T8">Tout d'abord, nous construison les tables de hashing-code pour le dictionnaire et les tri-grammes avec la fonction contruireTables.</text:span></text:p>
      <text:p text:style-name="P10"><text:span text:style-name="T8">La construction des tables commence par la lecture du dictionnaire. </text:span><text:span text:style-name="T9">Chaque mot du dictionnaire, est ajouté dans la table grâce à la fonction ajouter de la classe </text:span><text:span text:style-name="T9"><text:bookmark-ref text:reference-format="text" text:ref-name="__RefHeading__154_613572826">TableTriGramme</text:bookmark-ref></text:span><text:span text:style-name="T9">, la table contient des objets </text:span><text:span text:style-name="T9"><text:bookmark-ref text:reference-format="text" text:ref-name="__RefHeading__156_613572826">Mots</text:bookmark-ref></text:span><text:span text:style-name="T9">. Ensuite on découpe le mot en tri-grammes, et on regarde, si, pour chacun de ces tri-gramme, si il existe déjà dans la table des tri-grammes. Si c'est le cas, on met à jour la liste des mots (</text:span><text:span text:style-name="T9"><text:bookmark-ref text:reference-format="text" text:ref-name="__RefHeading__160_613572826">ListeMots</text:bookmark-ref></text:span><text:span text:style-name="T9">) contenant ce tri-gramme en ajoutant le mot actuel. Si ce n'est pas le cas, et que le tri-gramme n'est pas présent dans la table, on l'ajoute (voir </text:span><text:span text:style-name="T9"><text:bookmark-ref text:reference-format="text" text:ref-name="__RefHeading__158_613572826">TriGramme</text:bookmark-ref></text:span><text:span text:style-name="T9">).</text:span></text:p>
      <text:p text:style-name="P10"><text:span text:style-name="T9"/></text:p>
      <text:p text:style-name="P11"><text:span text:style-name="T10">Une fois les tables construites, on lit la liste des mots à corriger, et pour chacun d'entre eux, on crée une </text:span><text:span text:style-name="T10"><text:bookmark-ref text:reference-format="text" text:ref-name="__RefHeading__160_613572826">ListeMots</text:bookmark-ref></text:span><text:span text:style-name="T10"> qui contiendra les meilleurs candidats pour la correction du mot. À ce moment, on vérifie si le mot n'est pas dans le dictionnaire, si c'est le cas, le mot est bon, et n'a pas besoin d'être corrigé. Sinon, on appelle la fonction corrigerUnMot pour trouver la correction du mot.</text:span></text:p>
      <text:p text:style-name="P11"><text:span text:style-name="T10">Dans cette fonction, on va découper le mot a corriger en tri-grammes, et pour chaque tri-gramme, on créé une </text:span><text:span text:style-name="T10"><text:bookmark-ref text:reference-format="text" text:ref-name="__RefHeading__160_613572826">ListeMots</text:bookmark-ref></text:span><text:span text:style-name="T10"> qui contiendra les mot contenant le tri-gramme. Pour chaque mot de cette liste, on incrémente une valeur, et, lorsqu'elle est égale à 3, on regarde l'indice de </text:span><text:span text:style-name="T10"><text:bookmark-ref text:reference-format="text" text:ref-name="__RefHeading__220_613572826">Jaccard</text:bookmark-ref></text:span><text:span text:style-name="T10">, </text:span><text:span text:style-name="T11">celui-ci doit être supérieur à 0,2 pour que le mot puisse être admis.</text:span></text:p>
      <text:p text:style-name="P12"><text:span text:style-name="T11">Chaque mot admis obtient le droit d'être comparé grâce à la distance de </text:span><text:span text:style-name="T11"><text:bookmark-ref text:reference-format="text" text:ref-name="__RefHeading__222_613572826">Levenstein</text:bookmark-ref></text:span><text:span text:style-name="T11">. On donne à ce mot le résultat obtenu. Et on ajoute le mot à la liste des candidats.</text:span></text:p>
      <text:p text:style-name="P12"><text:span text:style-name="T11">Une fois tout les mots de tout les tri-grammes vus, on tri la liste des candidats à l'aide du quick sort (</text:span><text:span text:style-name="T11"><text:bookmark-ref text:reference-format="text" text:ref-name="__RefHeading__224_613572826">QuickSortListe</text:bookmark-ref></text:span><text:span text:style-name="T11">).</text:span></text:p>
      <text:p text:style-name="P12"><text:span text:style-name="T11">Pour finir, on retourne les 10 premiers éléments de la liste des candidats.</text:span></text:p>
      <text:p text:style-name="P12"><text:span text:style-name="T11">Une fois le mot corrigé, on compare la correction avec la vraie correction du mot.</text:span></text:p>
      <text:h text:style-name="P17" text:outline-level="2"><text:bookmark-start text:name="__RefHeading__164_613572826"/><text:soft-page-break/><text:span text:style-name="T9">Table</text:span><text:bookmark-end text:name="__RefHeading__164_613572826"/></text:h>
      <text:p text:style-name="P10"><text:span text:style-name="T9">La classe Table est une classe abstraite nous permettant de maintenir et d'utiliser plus facilement les deux types de table de hashing. La table pour les mots du dictionnaire (</text:span><text:span text:style-name="T9"><text:bookmark-ref text:reference-format="text" text:ref-name="__RefHeading__162_613572826">TableMots</text:bookmark-ref></text:span><text:span text:style-name="T9">), et la table des tri-grammes (</text:span><text:span text:style-name="T9"><text:bookmark-ref text:reference-format="text" text:ref-name="__RefHeading__154_613572826">TableTriGramme</text:bookmark-ref></text:span><text:span text:style-name="T9">).</text:span></text:p>
      <text:p text:style-name="P10"><text:span text:style-name="T9">Elle contient les fonctions hashCode pour retrouver l'emplacement d'un élément dans la table, de la fonction abstraite ajouter pour ajouter un élément à la table, la fonction isContent pour savoir si un élément est présent dans la table et de la fonction affiche qui permet d'afficher la table.</text:span></text:p>
      <text:h text:style-name="P17" text:outline-level="2"><text:bookmark-start text:name="__RefHeading__162_613572826"/><text:span text:style-name="T9">TableMots</text:span><text:bookmark-end text:name="__RefHeading__162_613572826"/></text:h>
      <text:p text:style-name="P10"><text:span text:style-name="T9">La classe TableMots hérite de la classe </text:span><text:span text:style-name="T9"><text:bookmark-ref text:reference-format="text" text:ref-name="__RefHeading__164_613572826">Table</text:bookmark-ref></text:span><text:span text:style-name="T9">, la seule fonction définie dans cette classe est la fonction ajouter, </text:span><text:span text:style-name="T10">car on doit ajouter un </text:span><text:span text:style-name="T10"><text:bookmark-ref text:reference-format="text" text:ref-name="__RefHeading__156_613572826">Mots</text:bookmark-ref></text:span><text:span text:style-name="T10"> en fonction de la String contenant le mot.</text:span></text:p>
      <text:h text:style-name="P17" text:outline-level="2"><text:bookmark-start text:name="__RefHeading__154_613572826"/><text:span text:style-name="T9">TableTriGramme</text:span><text:bookmark-end text:name="__RefHeading__154_613572826"/></text:h>
      <text:p text:style-name="P11"><text:span text:style-name="T10">La classe TableTriGramme hérite de la classe </text:span><text:span text:style-name="T10"><text:bookmark-ref text:reference-format="text" text:ref-name="__RefHeading__164_613572826">Table</text:bookmark-ref></text:span><text:span text:style-name="T10">, les seules fonctions définies dans cette classe sont la fonction ajouter, car on doit ajouter un </text:span><text:span text:style-name="T10"><text:bookmark-ref text:reference-format="text" text:ref-name="__RefHeading__158_613572826">TriGramme</text:bookmark-ref></text:span><text:span text:style-name="T10"> en fonction de la String contenant le tri-gramme, et la fonction getTriGramme, qui retourne le </text:span><text:span text:style-name="T10"><text:bookmark-ref text:reference-format="text" text:ref-name="__RefHeading__158_613572826">TriGramme</text:bookmark-ref></text:span><text:span text:style-name="T10"> dont le nom est donné en paramètre. Cette fonction retourne null si le </text:span><text:span text:style-name="T10"><text:bookmark-ref text:reference-format="text" text:ref-name="__RefHeading__158_613572826">TriGramme</text:bookmark-ref></text:span><text:span text:style-name="T10"> n'est pas présent dans la table.</text:span></text:p>
      <text:h text:style-name="P17" text:outline-level="2"><text:bookmark-start text:name="__RefHeading__156_613572826"/><text:span text:style-name="T9">Mots</text:span><text:bookmark-end text:name="__RefHeading__156_613572826"/></text:h>
      <text:p text:style-name="P12"><text:span text:style-name="T11">La classe Mots est une classe servant à conserver les mots du dictionnaire, ou les mots contenants les tri-grammes. Elle possède un nom, un nombre d'apparition, et une distance de </text:span><text:span text:style-name="T11"><text:bookmark-ref text:reference-format="text" text:ref-name="__RefHeading__222_613572826">Levenstein</text:bookmark-ref></text:span><text:span text:style-name="T11">.</text:span></text:p>
      <text:h text:style-name="P17" text:outline-level="2"><text:bookmark-start text:name="__RefHeading__158_613572826"/><text:span text:style-name="T9">TriGramme</text:span><text:bookmark-end text:name="__RefHeading__158_613572826"/></text:h>
      <text:p text:style-name="P12"><text:span text:style-name="T11">La classe TriGramme est une classe qui permet d'utiliser et de conserver les tri-grammes. Elle possède en attribut un nom et une liste (</text:span><text:span text:style-name="T11"><text:bookmark-ref text:reference-format="text" text:ref-name="__RefHeading__160_613572826">ListeMots</text:bookmark-ref></text:span><text:span text:style-name="T11">) de tout les mots contenants ce tri-gramme.</text:span></text:p>
      <text:h text:style-name="P19" text:outline-level="2"><text:bookmark-start text:name="__RefHeading__270_613572826"/><text:span text:style-name="T12">Liste</text:span><text:bookmark-end text:name="__RefHeading__270_613572826"/></text:h>
      <text:p text:style-name="P13"><text:span text:style-name="T12">La classe Liste permet de gérer les liste chaînées, elle est abstraite et ne peut donc pas être utilisé directement. Elle contient les fonction tete pour donner l'élément actuel. La fonction queue pour obtenir le prochain élément. La fonction setQueue pour mettre a jour la queue de la liste. Et les fonctions abstraites ajouterEnTete, estDans et affiche.</text:span></text:p>
      <text:h text:style-name="P17" text:outline-level="2"><text:bookmark-start text:name="__RefHeading__160_613572826"/><text:span text:style-name="T9">ListeMots</text:span><text:bookmark-end text:name="__RefHeading__160_613572826"/></text:h>
      <text:p text:style-name="P13"><text:span text:style-name="T12">La classe ListeMots hérite de la classe </text:span><text:span text:style-name="T12"><text:bookmark-ref text:reference-format="text" text:ref-name="__RefHeading__270_613572826">Liste</text:bookmark-ref></text:span><text:span text:style-name="T12">. </text:span><text:span text:style-name="T13">Elle est utilisé pour faire une liste de </text:span><text:span text:style-name="T13"><text:bookmark-ref text:reference-format="text" text:ref-name="__RefHeading__156_613572826">Mots</text:bookmark-ref></text:span><text:span text:style-name="T13">.</text:span></text:p>
      <text:p text:style-name="P14"><text:soft-page-break/><text:span text:style-name="T13">Elle définie les fonctions estDans pour savoir si un élément est dans la liste, la fonction affiche pour afficher la liste, la fonction ajouterEnTete pour ajouter un élément en début de liste. </text:span></text:p>
      <text:p text:style-name="P14"><text:span text:style-name="T13">Elle rajoute aussi les fonctions getMots pour obtenir le </text:span><text:span text:style-name="T13"><text:bookmark-ref text:reference-format="text" text:ref-name="__RefHeading__156_613572826">Mots</text:bookmark-ref></text:span><text:span text:style-name="T13"> passé en paramètre, la fonction couper pour prendre uniquement les nbCandidat premier éléments de la liste et la fonction ajouterEnFinListe pour ajouter un élément en fin de liste.</text:span></text:p>
      <text:h text:style-name="P18" text:outline-level="2"><text:bookmark-start text:name="__RefHeading__379_613572826"/><text:span text:style-name="T11">ListeTriGramme</text:span><text:bookmark-end text:name="__RefHeading__379_613572826"/></text:h>
      <text:p text:style-name="P13"><text:span text:style-name="T12">La classe </text:span><text:span text:style-name="T11">ListeTriGramme</text:span><text:span text:style-name="T12"> hérite de la classe </text:span><text:span text:style-name="T12"><text:bookmark-ref text:reference-format="text" text:ref-name="__RefHeading__270_613572826">Liste</text:bookmark-ref></text:span><text:span text:style-name="T12">. </text:span><text:span text:style-name="T13">Elle est utilisé pour faire une liste de </text:span><text:span text:style-name="T13"><text:bookmark-ref text:reference-format="text" text:ref-name="__RefHeading__158_613572826">TriGramme</text:bookmark-ref></text:span><text:span text:style-name="T13">.</text:span></text:p>
      <text:p text:style-name="P14"><text:span text:style-name="T13">Elle définie les fonctions estDans pour savoir si un élément est dans la liste, la fonction affiche pour afficher la liste, la fonction ajouterEnTete pour ajouter un élément en début de liste.</text:span></text:p>
      <text:h text:style-name="P18" text:outline-level="2"><text:bookmark-start text:name="__RefHeading__220_613572826"/><text:span text:style-name="T11">Jaccard</text:span><text:bookmark-end text:name="__RefHeading__220_613572826"/></text:h>
      <text:p text:style-name="P14"><text:span text:style-name="T13">La classe Jaccard permet de nous donner l'indice de Jaccard de deux chaînes de caractère.</text:span></text:p>
      <text:p text:style-name="P14"><text:span text:style-name="T13">La fonction lescharDeLaString nous retourne un vecteur de caractère à partir de la chaîne passé en paramètre.</text:span></text:p>
      <text:h text:style-name="P18" text:outline-level="2"><text:bookmark-start text:name="__RefHeading__222_613572826"/><text:span text:style-name="T11">Levenstein</text:span><text:bookmark-end text:name="__RefHeading__222_613572826"/></text:h>
      <text:p text:style-name="P14"><text:span text:style-name="T13">La classe Levensten nous permet de calculer la distance de Levenstein entre deux chaînes de caractère passées en paramètre.</text:span></text:p>
      <text:h text:style-name="Heading_20_2" text:outline-level="2"><text:bookmark-start text:name="__RefHeading__224_613572826"/>QuickSortListe<text:bookmark-end text:name="__RefHeading__224_613572826"/></text:h>
      <text:p text:style-name="P14"><text:span text:style-name="T13">La classe QuickSortList nous permet de trier une </text:span><text:span text:style-name="T13"><text:bookmark-ref text:reference-format="text" text:ref-name="__RefHeading__160_613572826">ListeMots</text:bookmark-ref></text:span><text:span text:style-name="T13"> à l'aide du tri rapide.</text:span></text:p>
      <text:h text:style-name="P22" text:outline-level="1"><text:bookmark-start text:name="__RefHeading__381_613572826"/><text:span text:style-name="T13">Résultats</text:span><text:bookmark-end text:name="__RefHeading__381_613572826"/></text:h>
      <text:p text:style-name="P14"><text:span text:style-name="T13">Lors de nos tests, nous obtenions 232 mots corrigés, dont 173 avec la bonne correction.</text:span></text:p>
      <text:p text:style-name="P14"><text:span text:style-name="T13"/></text:p>
      <text:p text:style-name="P14"><text:span text:style-name="T13">Le temps mis p</text:span><text:span text:style-name="T14">our la construction de la table est de 4,3 secondes. Le temps total pour la correction de tout les mots est de 43second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Sylfaen" svg:font-family="Sylfaen" style:font-adornments="Normal"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fo:color="#333366" style:font-name="Sylfaen" fo:font-size="26pt" fo:font-weight="bold"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333366" style:font-name="Sylfaen" fo:font-size="11pt"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333366" style:font-name="Sylfaen" style:font-size-asian="12pt" style:font-name-complex="Mangal1"/>
    </style:style>
    <style:style style:name="Heading_20_1" style:display-name="Heading 1" style:family="paragraph" style:parent-style-name="Heading" style:next-style-name="Text_20_body" style:default-outline-level="1" style:class="text">
      <style:paragraph-properties fo:margin="100%" fo:margin-left="0.36cm" fo:margin-right="0cm" fo:text-align="start" style:justify-single-word="false" fo:text-indent="-0.76cm" style:auto-text-indent="false">
        <style:tab-stops/>
      </style:paragraph-properties>
      <style:text-properties fo:font-size="8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333366" style:font-name="Sylfaen"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333366" style:font-name="Sylfaen" style:font-size-asian="10.5pt"/>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text-properties fo:color="#333366" style:font-name="Sylfaen"/>
    </style:style>
    <style:style style:name="Heading_20_2" style:display-name="Heading 2" style:family="paragraph" style:parent-style-name="Heading" style:next-style-name="Text_20_body" style:default-outline-level="2" style:class="text" style:master-page-name="">
      <style:paragraph-properties fo:margin="100%" fo:margin-left="0.559cm" fo:margin-right="0cm" fo:text-align="start" style:justify-single-word="false" fo:text-indent="-0.76cm" style:auto-text-indent="false" style:page-number="auto">
        <style:tab-stops/>
      </style:paragraph-properties>
      <style:text-properties fo:color="#666699" fo:font-size="16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text-properties fo:color="#666699" style:font-name="Sylfaen"/>
    </style:style>
    <style:style style:name="Heading_20_3" style:display-name="Heading 3" style:family="paragraph" style:parent-style-name="Heading" style:next-style-name="Text_20_body" style:default-outline-level="3" style:class="text" style:master-page-name="">
      <style:paragraph-properties fo:text-align="start" style:justify-single-word="false" style:page-number="auto"/>
      <style:text-properties fo:color="#666699" fo:font-size="14pt" fo:font-style="normal"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c0ae0"/>
    </style:style>
    <style:style style:name="MT1" style:family="text">
      <style:text-properties officeooo:rsid="001c0ae0"/>
    </style:style>
    <style:page-layout style:name="Mpm1">
      <style:page-layout-properties fo:page-width="21.001cm" fo:page-height="29.7cm" style:num-format="1" style:print-orientation="portrait" fo:margin-top="2cm" fo:margin-bottom="2cm" fo:margin-left="2.514cm" fo:margin-right="1.97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footer>
        <text:p text:style-name="Footer"><text:tab/><text:tab/><text:page-number text:select-page="current">7</text:page-number></text:p>
      </style:footer>
    </style:master-page>
    <style:master-page style:name="First_20_Page" style:display-name="First Page" style:page-layout-name="Mpm2" style:next-style-name="Standard">
      <style:header>
        <text:p text:style-name="MP1"><text:span text:style-name="MT1">Yann Battista<text:tab/><text:tab/>Faculté des Sciences de Montperrin</text:span></text:p>
        <text:p text:style-name="MP1"><text:span text:style-name="MT1">Abdennour Boutrig<text:tab/><text:tab/>3éme année de Licence</text:span></text:p>
      </style:header>
      <style:footer>
        <text:p text:style-name="Footer"><text:tab/><text:tab/><text:span text:style-name="MT1">Version 1.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nn Battista</meta:initial-creator>
    <meta:creation-date>2012-12-05T21:17:44.31</meta:creation-date>
    <dc:date>2012-12-06T01:08:57.40</dc:date>
    <dc:creator>Yann Battista</dc:creator>
    <meta:editing-duration>PT2H19M30S</meta:editing-duration>
    <meta:editing-cycles>4</meta:editing-cycles>
    <meta:generator>LibreOffice/3.6$Windows_x86 LibreOffice_project/da8c1e6-fd468f4-454e206-f42a4a9-143cfd</meta:generator>
    <meta:document-statistic meta:table-count="0" meta:image-count="0" meta:object-count="0" meta:page-count="7" meta:paragraph-count="78" meta:word-count="1329" meta:character-count="8087" meta:non-whitespace-character-count="6824"/>
  </office:meta>
</office:document-meta>
</file>